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91in"/>
    </style:style>
    <style:style style:name="Table1.B" style:family="table-column">
      <style:table-column-properties style:column-width="0.3438in"/>
    </style:style>
    <style:style style:name="Table1.C" style:family="table-column">
      <style:table-column-properties style:column-width="0.3639in"/>
    </style:style>
    <style:style style:name="Table1.D" style:family="table-column">
      <style:table-column-properties style:column-width="0.4285in"/>
    </style:style>
    <style:style style:name="Table1.E" style:family="table-column">
      <style:table-column-properties style:column-width="1.0931in"/>
    </style:style>
    <style:style style:name="Table1.F" style:family="table-column">
      <style:table-column-properties style:column-width="0.6806in"/>
    </style:style>
    <style:style style:name="Table1.I" style:family="table-column">
      <style:table-column-properties style:column-width="0.681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F2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F3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4" style:family="table-row">
      <style:table-row-properties fo:keep-together="auto"/>
    </style:style>
    <style:style style:name="Table1.E4" style:family="table-cell">
      <style:table-cell-properties style:vertical-align="" fo:background-color="#d9ead3" fo:padding="0.0694in" fo:border="1pt solid #000000">
        <style:background-image/>
      </style:table-cell-properties>
    </style:style>
    <style:style style:name="Table1.F4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5" style:family="table-row">
      <style:table-row-properties fo:keep-together="auto"/>
    </style:style>
    <style:style style:name="Table2" style:family="table">
      <style:table-properties style:width="6.925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291in"/>
    </style:style>
    <style:style style:name="Table2.B" style:family="table-column">
      <style:table-column-properties style:column-width="0.3438in"/>
    </style:style>
    <style:style style:name="Table2.C" style:family="table-column">
      <style:table-column-properties style:column-width="0.3229in"/>
    </style:style>
    <style:style style:name="Table2.D" style:family="table-column">
      <style:table-column-properties style:column-width="0.3333in"/>
    </style:style>
    <style:style style:name="Table2.E" style:family="table-column">
      <style:table-column-properties style:column-width="1.3021in"/>
    </style:style>
    <style:style style:name="Table2.F" style:family="table-column">
      <style:table-column-properties style:column-width="0.3549in"/>
    </style:style>
    <style:style style:name="Table2.G" style:family="table-column">
      <style:table-column-properties style:column-width="0.4271in"/>
    </style:style>
    <style:style style:name="Table2.H" style:family="table-column">
      <style:table-column-properties style:column-width="0.6368in"/>
    </style:style>
    <style:style style:name="Table2.I" style:family="table-column">
      <style:table-column-properties style:column-width="0.63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F2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2.F4" style:family="table-cell">
      <style:table-cell-properties style:vertical-align="" fo:background-color="#f4cccc" fo:padding="0.0694in" fo:border="1pt solid #000000">
        <style:background-image/>
      </style:table-cell-properties>
    </style:style>
    <style:style style:name="Table3" style:family="table">
      <style:table-properties style:width="6.925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291in"/>
    </style:style>
    <style:style style:name="Table3.B" style:family="table-column">
      <style:table-column-properties style:column-width="0.3438in"/>
    </style:style>
    <style:style style:name="Table3.C" style:family="table-column">
      <style:table-column-properties style:column-width="0.3229in"/>
    </style:style>
    <style:style style:name="Table3.D" style:family="table-column">
      <style:table-column-properties style:column-width="0.3333in"/>
    </style:style>
    <style:style style:name="Table3.E" style:family="table-column">
      <style:table-column-properties style:column-width="1.3021in"/>
    </style:style>
    <style:style style:name="Table3.F" style:family="table-column">
      <style:table-column-properties style:column-width="0.3549in"/>
    </style:style>
    <style:style style:name="Table3.G" style:family="table-column">
      <style:table-column-properties style:column-width="0.4271in"/>
    </style:style>
    <style:style style:name="Table3.H" style:family="table-column">
      <style:table-column-properties style:column-width="0.6368in"/>
    </style:style>
    <style:style style:name="Table3.I" style:family="table-column">
      <style:table-column-properties style:column-width="0.63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F2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3.F4" style:family="table-cell">
      <style:table-cell-properties style:vertical-align="" fo:background-color="#f4cccc" fo:padding="0.0694in" fo:border="1pt solid #000000">
        <style:background-image/>
      </style:table-cell-properties>
    </style:style>
    <style:style style:name="Table4" style:family="table">
      <style:table-properties style:width="6.925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291in"/>
    </style:style>
    <style:style style:name="Table4.B" style:family="table-column">
      <style:table-column-properties style:column-width="0.3438in"/>
    </style:style>
    <style:style style:name="Table4.C" style:family="table-column">
      <style:table-column-properties style:column-width="0.3229in"/>
    </style:style>
    <style:style style:name="Table4.D" style:family="table-column">
      <style:table-column-properties style:column-width="0.3333in"/>
    </style:style>
    <style:style style:name="Table4.E" style:family="table-column">
      <style:table-column-properties style:column-width="1.3021in"/>
    </style:style>
    <style:style style:name="Table4.F" style:family="table-column">
      <style:table-column-properties style:column-width="0.3549in"/>
    </style:style>
    <style:style style:name="Table4.G" style:family="table-column">
      <style:table-column-properties style:column-width="0.4271in"/>
    </style:style>
    <style:style style:name="Table4.H" style:family="table-column">
      <style:table-column-properties style:column-width="0.6368in"/>
    </style:style>
    <style:style style:name="Table4.I" style:family="table-column">
      <style:table-column-properties style:column-width="0.637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F2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4.F4" style:family="table-cell">
      <style:table-cell-properties style:vertical-align="" fo:background-color="#f4cccc" fo:padding="0.0694in" fo:border="1pt solid #000000">
        <style:background-image/>
      </style:table-cell-properties>
    </style:style>
    <style:style style:name="Table5" style:family="table">
      <style:table-properties style:width="6.925in" fo:margin-left="0in" fo:margin-top="0in" fo:margin-bottom="0in" fo:break-before="auto" fo:break-after="auto" table:align="left"/>
    </style:style>
    <style:style style:name="Table5.A" style:family="table-column">
      <style:table-column-properties style:column-width="0.3639in"/>
    </style:style>
    <style:style style:name="Table5.B" style:family="table-column">
      <style:table-column-properties style:column-width="0.3646in"/>
    </style:style>
    <style:style style:name="Table5.D" style:family="table-column">
      <style:table-column-properties style:column-width="0.2396in"/>
    </style:style>
    <style:style style:name="Table5.E" style:family="table-column">
      <style:table-column-properties style:column-width="0.4694in"/>
    </style:style>
    <style:style style:name="Table5.F" style:family="table-column">
      <style:table-column-properties style:column-width="0.386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G2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Table6" style:family="table">
      <style:table-properties style:width="6.925in" fo:margin-left="0in" fo:margin-top="0in" fo:margin-bottom="0in" fo:break-before="auto" fo:break-after="auto" table:align="left"/>
    </style:style>
    <style:style style:name="Table6.A" style:family="table-column">
      <style:table-column-properties style:column-width="0.3458in"/>
    </style:style>
    <style:style style:name="Table6.B" style:family="table-column">
      <style:table-column-properties style:column-width="0.3465in"/>
    </style:style>
    <style:style style:name="Table6.T" style:family="table-column">
      <style:table-column-properties style:column-width="0.34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Q2" style:family="table-cell">
      <style:table-cell-properties style:vertical-align="" fo:background-color="#fce5cd" fo:padding="0.0694in" fo:border="1pt solid #000000">
        <style:background-image/>
      </style:table-cell-properties>
    </style:style>
    <style:style style:name="Table6.M12" style:family="table-cell">
      <style:table-cell-properties style:vertical-align="" fo:background-color="#ff9900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style:text-underline-style="none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fo:color="#ff0000" fo:font-weight="bold" fo:background-color="#fff2cc" loext:char-shading-value="0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background-color="#ff0000"/>
    </style:style>
    <style:style style:name="T9" style:family="text">
      <style:text-properties fo:color="#ff9900" fo:font-weight="bold" style:font-weight-asian="bold"/>
    </style:style>
    <style:style style:name="T10" style:family="text">
      <style:text-properties fo:color="#ff00ff" fo:font-weight="bold" style:font-weight-asian="bold"/>
    </style:style>
    <style:style style:name="T11" style:family="text">
      <style:text-properties fo:color="#ff00ff"/>
    </style:style>
    <style:style style:name="T12" style:family="text">
      <style:text-properties fo:color="#4a86e8"/>
    </style:style>
    <style:style style:name="T13" style:family="text">
      <style:text-properties fo:background-color="#fff2cc" loext:char-shading-value="0"/>
    </style:style>
    <style:style style:name="T14" style:family="text">
      <style:text-properties fo:color="#38761d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ja sua matricula <text:s text:c="2"/>M4M3M2M1M0 = 71269.</text:p>
      <text:p text:style-name="P2"/>
      <text:list xml:id="list2071910802" text:style-name="WWNum1">
        <text:list-item>
          <text:p text:style-name="P3">Converter a= M4.M0 para ponto flutuante <text:s/>(7.9 para o exemplo)</text:p>
        </text:list-item>
      </text:list>
      <text:p text:style-name="P4"/>
      <text:list xml:id="list51401203193567" text:continue-numbering="true" text:style-name="WWNum1">
        <text:list-item>
          <text:p text:style-name="P3">Converter b= M3.M1 para ponto flutuante <text:s/>(1.6 para o exemplo)</text:p>
        </text:list-item>
      </text:list>
      <text:p text:style-name="P4"/>
      <text:list xml:id="list51400569558715" text:continue-numbering="true" text:style-name="WWNum1">
        <text:list-item>
          <text:p text:style-name="P3">Converter c= 0.M3M0 <text:s text:c="2"/>(0.19 para o exemplo)</text:p>
        </text:list-item>
      </text:list>
      <text:p text:style-name="P2"/>
      <text:list xml:id="list51401862662121" text:continue-numbering="true" text:style-name="WWNum1">
        <text:list-item>
          <text:p text:style-name="P3">S = <text:s/>a + b <text:s/>e P= a+c. <text:s/>Apresentar resultado em Ponto Flutuante binário e com algarismos decimais.</text:p>
        </text:list-item>
        <text:list-item>
          <text:p text:style-name="P3">M = a*c</text:p>
        </text:list-item>
        <text:list-item>
          <text:p text:style-name="P3">M= a*2.7</text:p>
        </text:list-item>
      </text:list>
      <text:p text:style-name="P4"/>
      <text:p text:style-name="P2"/>
      <text:p text:style-name="P2">Exemplos de Ponto Flutuante</text:p>
      <text:p text:style-name="P2">Suponha a representação de 3 bits de expoente e 4 de mantissa</text:p>
      <text:p text:style-name="P2">X = 2e-3 * ( 1 + Mant )</text:p>
      <text:p text:style-name="P2"/>
      <text:p text:style-name="P2">1) Converter para número real:</text:p>
      <text:p text:style-name="P2"/>
      <text:p text:style-name="P2"><text:s text:c="3"/><text:span text:style-name="T2">100</text:span> <text:s text:c="3"/><text:span text:style-name="T4">1010</text:span> <text:s/>= <text:s text:c="2"/>2^(<text:span text:style-name="T2">e</text:span>-3) * ( 1 + <text:span text:style-name="T4">M</text:span>) = 2^(<text:span text:style-name="T2">4</text:span>-3)*( 1 + ½ + ⅛) = 2 * ( (8+4+1)/8)=13/4=<text:span text:style-name="T7">3,25</text:span></text:p>
      <text:p text:style-name="P2"/>
      <text:p text:style-name="P2"/>
      <text:p text:style-name="P2"/>
      <text:p text:style-name="P2"><text:soft-page-break/><text:s text:c="3"/><text:span text:style-name="T3">011</text:span> <text:s text:c="3"/><text:span text:style-name="T5">1000</text:span> <text:s text:c="16"/>2^(<text:span text:style-name="T3">e</text:span>-3)* ( 1 + <text:span text:style-name="T5">M</text:span>) = 2^(<text:span text:style-name="T3">3</text:span>-3)* ( 1 + ½) = 2^0 * (1,5) = 1,5</text:p>
      <text:p text:style-name="P2"/>
      <text:p text:style-name="P2"/>
      <text:p text:style-name="P2"/>
      <text:p text:style-name="P2"><text:s text:c="3"/><text:span text:style-name="T2">110</text:span> <text:s text:c="4"/>0100 <text:s text:c="14"/>2^(6-3)* (1+¼) = 8*5/4=10</text:p>
      <text:p text:style-name="P2"/>
      <text:p text:style-name="P2"/>
      <text:p text:style-name="P2"/>
      <text:p text:style-name="P2"/>
      <text:p text:style-name="P2"><text:s text:c="3"/>000 <text:s text:c="4"/>0001 = <text:s/>2^(<text:span text:style-name="T2">e</text:span>-3) * ( 1 + <text:span text:style-name="T4">M</text:span>) = 2^(0-3) * (1 + 1/16) = ⅛ * 17/16 = 17/ 128 = 0,1328125</text:p>
      <text:p text:style-name="P2"/>
      <text:p text:style-name="P2"/>
      <text:p text:style-name="P2"/>
      <text:p text:style-name="P2">2) Converter para a representação binária:</text:p>
      <text:p text:style-name="P2"/>
      <text:p text:style-name="P2"/>
      <text:p text:style-name="P2"><text:span text:style-name="T7">1.6 </text:span></text:p>
      <text:p text:style-name="P2">Numero entre 1 e 2, <text:s text:c="2"/>reescrever no formato = <text:span text:style-name="T2">2^0</text:span> * (1 + <text:span text:style-name="T4">0,6</text:span>)= 2^(<text:span text:style-name="T2">3</text:span>-3)* (1 + <text:span text:style-name="T4">0,6</text:span>)</text:p>
      <text:p text:style-name="P2">Pesos: 0,5 0.25 0.125 0.0625</text:p>
      <text:p text:style-name="P2">0.5 <text:s/>+ <text:span text:style-name="T8">0.25 +</text:span> 0.125 = 0.625 &gt; 0.6</text:p>
      <text:p text:style-name="P2">0.5 + 0.0625 = <text:s/>0.5625 &lt; 0.6</text:p>
      <text:p text:style-name="P2"/>
      <text:p text:style-name="P2">0.5625 <text:s/>&lt; <text:s text:c="3"/>0. 6 <text:s text:c="2"/>&lt; <text:s text:c="2"/><text:span text:style-name="T7">0.625 <text:s text:c="5"/>pesos ½ e ⅛ </text:span></text:p>
      <text:p text:style-name="P2">Arredondar para cima ?</text:p>
      <text:p text:style-name="P2"><text:soft-page-break/>Arredondar para o mais próximo ? Vamos usar esta opção.</text:p>
      <text:p text:style-name="P2"/>
      <text:p text:style-name="P2">2^(<text:span text:style-name="T3">3</text:span>-3) * (1 + <text:span text:style-name="T5">½ + ⅛</text:span> ) = 1 * 1.625 <text:s text:c="13"/>Formato binario <text:span text:style-name="T2">011</text:span> <text:s/><text:span text:style-name="T5">1</text:span>0<text:span text:style-name="T5">1</text:span>0</text:p>
      <text:p text:style-name="P2"/>
      <text:p text:style-name="P2"/>
      <text:p text:style-name="P2">Segundo exemplo entre 1-2, <text:s text:c="3"/>1.2= <text:s/>( <text:span text:style-name="T3">011</text:span> ) ( 0 0 <text:span text:style-name="T5">1</text:span> <text:span text:style-name="T9">1</text:span> ) <text:s/>= 2^0*(1.1875)</text:p>
      <text:p text:style-name="P2"/>
      <text:p text:style-name="P2">2^0*(1+0.2) = 2^(<text:span text:style-name="T3">3</text:span>-3)*(1+0.2)</text:p>
      <text:p text:style-name="P2">pesos ? <text:s/>½ ou 0.5 ...muito….</text:p>
      <text:p text:style-name="P2">¼ ou 0.25 ...pode ser <text:s text:c="2"/>&lt; 0.2 &lt; 0.25</text:p>
      <text:p text:style-name="P2"><text:span text:style-name="T5">⅛</text:span> + <text:span text:style-name="T9">1/16</text:span> = 0.125+0.0625 = <text:span text:style-name="T7">0.1875</text:span> &lt; 0.2 &lt; 0.25</text:p>
      <text:p text:style-name="P2"/>
      <text:p text:style-name="P2"/>
      <text:p text:style-name="P2"/>
      <text:p text:style-name="P2"/>
      <text:p text:style-name="P2"/>
      <text:p text:style-name="P2">Primeiro exemplo maior que 2: para número 6.3 <text:s text:c="2"/>em binário <text:s/>(101) ( <text:span text:style-name="T5">1</text:span> 0 0 <text:span text:style-name="T10">1</text:span> ) = 6.25</text:p>
      <text:p text:style-name="P2"/>
      <text:p text:style-name="P2">6.3 * 2⁰ = 6.3/2 * 2^1 = 3.15 * 2^1 = 1.575 * 2^2</text:p>
      <text:p text:style-name="P2"/>
      <text:p text:style-name="P2">2^(5-3)* <text:s/>( 1 + 0.575) = </text:p>
      <text:p text:style-name="P2"/>
      <text:p text:style-name="P2">Resolver 1.575 com pesos 0.5, 0.25, 0.125, 0.0625</text:p>
      <text:p text:style-name="P2"/>
      <text:p text:style-name="P2"><text:soft-page-break/>1 + <text:span text:style-name="T4">½</text:span> + <text:span text:style-name="T11">1/16</text:span> = 1 + 0.5 + 0.0625 = <text:span text:style-name="T7">1.5625</text:span> &lt; 1.575 &lt; 1.625</text:p>
      <text:p text:style-name="P2"/>
      <text:p text:style-name="P2">Segundo exemplo maior que 2 , n=13.8 <text:s/>em binário <text:s text:c="2"/>(<text:span text:style-name="T3">110</text:span>) ( <text:span text:style-name="T5">1</text:span> <text:span text:style-name="T9">1</text:span> 0 0 ) = 8*1.725=14</text:p>
      <text:p text:style-name="P2"/>
      <text:p text:style-name="P2">2^0 * 13.8 = 2^1 * 6.9 = 2^2 * 3.45 = 2^<text:span text:style-name="T7">3</text:span> * 1.725 = 2^(<text:span text:style-name="T3">6</text:span>-3) * ( 1 + 0.725)</text:p>
      <text:p text:style-name="P2"/>
      <text:p text:style-name="P2">pesos <text:s/><text:span text:style-name="T5">0.5</text:span> + <text:span text:style-name="T9">0.25</text:span> = 0.75 &gt; 0.725</text:p>
      <text:p text:style-name="P2"><text:s text:c="11"/>0.5 + 0.125 + 0.0625 = 0.6875 &lt; 0.725 &lt; <text:span text:style-name="T7">0.75 <text:s text:c="2"/>(mais próximo)</text:span></text:p>
      <text:p text:style-name="P2"><text:span text:style-name="T7"><text:s text:c="50"/>13.5 <text:s text:c="7"/>13.8 <text:s text:c="4"/>1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imeiro exemplo &lt; 1</text:p>
      <text:p text:style-name="P2"/>
      <text:p text:style-name="P2">0.45 - menor que 1-2, converter para faixa 1-2 e calcular o expoente, depois converter o numero para calcular a mantissa. <text:s/>= <text:s text:c="2"/>( <text:span text:style-name="T12">001</text:span> ) ( 1 1 0 1 ) = ¼ * 1.8125 = 0.4531</text:p>
      <text:p text:style-name="P2"/>
      <text:p text:style-name="P2">0.45*1= 0.45*2^0 = 0.9*2^-1 = 1.8*2^-2 = 2^(<text:span text:style-name="T2">1</text:span>-3)* (1 + <text:span text:style-name="T5">M</text:span>) = 2^(<text:span text:style-name="T2">1</text:span>-3)* (1 + <text:span text:style-name="T5">0.8</text:span>) <text:s/></text:p>
      <text:p text:style-name="P2"/>
      <text:p text:style-name="P2">0.8 = ½ + ¼ + 1/16 = 0.5 + 0.25 + 0.0625 = <text:span text:style-name="T7">0.8125</text:span> &gt; 0.8 &gt; 0.75 </text:p>
      <text:p text:style-name="P2"/>
      <text:p text:style-name="P2"><text:soft-page-break/>Segundo Exemplo &lt; 1</text:p>
      <text:p text:style-name="P2"/>
      <text:p text:style-name="P2">n= <text:span text:style-name="T7">0.154</text:span> <text:s text:c="3"/>= <text:s text:c="2"/>( <text:s/><text:span text:style-name="T3">000</text:span> <text:s/>) <text:s/>( <text:s/>0<text:span text:style-name="T5">1</text:span>00 <text:s/>) <text:s/>= ⅛ * (1+¼) = ⅛ * 5/4 = <text:span text:style-name="T7">0.15625</text:span></text:p>
      <text:p text:style-name="P2"/>
      <text:p text:style-name="P2">2^0 * 0.154 = 2^-1 * 0.308 = 2^-2 * 0.616 = 2^-3 * 1.232 = <text:s/>2^(<text:span text:style-name="T3">0</text:span>-3) * (1 + 0.232)</text:p>
      <text:p text:style-name="P2"/>
      <text:p text:style-name="P2"><text:s/>0.25 &gt; 0.232</text:p>
      <text:p text:style-name="P2"><text:s/>0.125+0.0625= 0.1875 &lt; 0.232 &lt; <text:span text:style-name="T4">0.25</text:span></text:p>
      <text:p text:style-name="P2"><text:span text:style-name="T4"><text:s text:c="27"/>0,1484 <text:s/>&lt; 0,154 &lt; 0,156</text:span></text:p>
      <text:p text:style-name="P2"/>
      <text:p text:style-name="P2"/>
      <text:p text:style-name="P2"/>
      <text:p text:style-name="P2"/>
      <text:p text:style-name="P2"/>
      <text:p text:style-name="P2"/>
      <text:p text:style-name="P2">3) <text:s/>Realizar as operações aritméticas. Converter e depois fazer a soma.</text:p>
      <text:p text:style-name="P2"/>
      <text:p text:style-name="P2"/>
      <text:p text:style-name="P2">2+2 = 4</text:p>
      <text:p text:style-name="P2"/>
      <text:p text:style-name="P2">2^(e-3) * (1+M) = 2^1 * (1+0) = 2^(<text:span text:style-name="T2">4</text:span>-3) * (<text:span text:style-name="T7">1</text:span>+<text:span text:style-name="T4">0</text:span>) <text:s text:c="5"/>[<text:span text:style-name="T2">100</text:span>][<text:span text:style-name="T4">0000</text:span>]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3"/>
        <table:table-column table:style-name="Table1.I" table:number-columns-repeated="2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">E</text:p>
          </table:table-cell>
          <table:covered-table-cell/>
          <table:covered-table-cell/>
          <table:table-cell table:style-name="Table1.A1" office:value-type="string">
            <text:p text:style-name="P6">1-implicito</text:p>
          </table:table-cell>
          <table:table-cell table:style-name="Table1.A1" table:number-columns-spanned="4" office:value-type="string">
            <text:p text:style-name="P6">M</text:p>
          </table:table-cell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6">1</text:p>
          </table:table-cell>
          <table:table-cell table:style-name="Table1.F2" office:value-type="string">
            <text:p text:style-name="P6">0</text:p>
          </table:table-cell>
          <table:table-cell table:style-name="Table1.F2" office:value-type="string">
            <text:p text:style-name="P6">0</text:p>
          </table:table-cell>
          <table:table-cell table:style-name="Table1.F2" office:value-type="string">
            <text:p text:style-name="P6">0</text:p>
          </table:table-cell>
          <table:table-cell table:style-name="Table1.F2" office:value-type="string">
            <text:p text:style-name="P6">0</text:p>
          </table:table-cell>
          <table:table-cell table:style-name="Table1.F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6">1</text:p>
          </table:table-cell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/>
          </table:table-cell>
        </table:table-row>
        <table:table-row table:style-name="Table1.4">
          <table:table-cell table:style-name="Table1.A1" office:value-type="string">
            <text:p text:style-name="P5">A+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E4" office:value-type="string">
            <text:p text:style-name="P6">10</text:p>
          </table:table-cell>
          <table:table-cell table:style-name="Table1.F4" office:value-type="string">
            <text:p text:style-name="P6">0</text:p>
          </table:table-cell>
          <table:table-cell table:style-name="Table1.F4" office:value-type="string">
            <text:p text:style-name="P6">0</text:p>
          </table:table-cell>
          <table:table-cell table:style-name="Table1.F4" office:value-type="string">
            <text:p text:style-name="P6">0</text:p>
          </table:table-cell>
          <table:table-cell table:style-name="Table1.F4" office:value-type="string">
            <text:p text:style-name="P6">0</text:p>
          </table:table-cell>
          <table:table-cell table:style-name="Table1.A1" office:value-type="string">
            <text:p text:style-name="P5"/>
          </table:table-cell>
        </table:table-row>
        <table:table-row table:style-name="Table1.5">
          <table:table-cell table:style-name="Table1.A1" office:value-type="string">
            <text:p text:style-name="P5">normalizar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>1</text:p>
          </table:table-cell>
          <table:table-cell table:style-name="Table1.E4" office:value-type="string">
            <text:p text:style-name="P6">1</text:p>
          </table:table-cell>
          <table:table-cell table:style-name="Table1.E4" office:value-type="string">
            <text:p text:style-name="P6">0</text:p>
          </table:table-cell>
          <table:table-cell table:style-name="Table1.F4" office:value-type="string">
            <text:p text:style-name="P5">0</text:p>
          </table:table-cell>
          <table:table-cell table:style-name="Table1.F4" office:value-type="string">
            <text:p text:style-name="P5">0</text:p>
          </table:table-cell>
          <table:table-cell table:style-name="Table1.F4" office:value-type="string">
            <text:p text:style-name="P5">0</text:p>
          </table:table-cell>
          <table:table-cell table:style-name="Table1.F4" office:value-type="string">
            <text:p text:style-name="P5">0</text:p>
          </table:table-cell>
        </table:table-row>
      </table:table>
      <text:p text:style-name="P2"/>
      <text:p text:style-name="P2">[101] 1 [0000] <text:s/>= 2^(5-3) * (1+0) = 2^2*1 =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5"/>6.5 <text:s text:c="15"/>6.5 <text:s text:c="16"/>13</text:p>
      <text:p text:style-name="P2">6.5 + 6.5 = [101][1010] + [101][1010] = [<text:span text:style-name="T2">110</text:span>] [1010] = 2^(<text:span text:style-name="T2">6</text:span>-3) ( 1 + ½ + ⅛ ) = 8 * (8+4+1)/8 = 13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H"/>
        <table:table-column table:style-name="Table2.I"/>
        <text:soft-page-break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implicit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A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F2" office:value-type="string">
            <text:p text:style-name="P6">1</text:p>
          </table:table-cell>
          <table:table-cell table:style-name="Table2.F2" office:value-type="string">
            <text:p text:style-name="P6">0</text:p>
          </table:table-cell>
          <table:table-cell table:style-name="Table2.F2" office:value-type="string">
            <text:p text:style-name="P6">1</text:p>
          </table:table-cell>
          <table:table-cell table:style-name="Table2.F2" office:value-type="string">
            <text:p text:style-name="P6">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6">1</text:p>
          </table:table-cell>
          <table:table-cell table:style-name="Table2.F2" office:value-type="string">
            <text:p text:style-name="P1">1</text:p>
          </table:table-cell>
          <table:table-cell table:style-name="Table2.F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  <table:table-cell table:style-name="Table2.F2" office:value-type="string">
            <text:p text:style-name="P1">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1<text:span text:style-name="T7">1</text:span></text:p>
          </table:table-cell>
          <table:table-cell table:style-name="Table2.F4" office:value-type="string">
            <text:p text:style-name="P6">0</text:p>
          </table:table-cell>
          <table:table-cell table:style-name="Table2.F4" office:value-type="string">
            <text:p text:style-name="P6">1</text:p>
          </table:table-cell>
          <table:table-cell table:style-name="Table2.F4" office:value-type="string">
            <text:p text:style-name="P6">0</text:p>
          </table:table-cell>
          <table:table-cell table:style-name="Table2.F4" office:value-type="string">
            <text:p text:style-name="P6">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normalizar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-&gt; 1</text:p>
          </table:table-cell>
          <table:table-cell table:style-name="Table2.A1" office:value-type="string">
            <text:p text:style-name="P6"><text:span text:style-name="T7">1</text:span></text:p>
          </table:table-cell>
          <table:table-cell table:style-name="Table2.F4" office:value-type="string">
            <text:p text:style-name="P1">0</text:p>
          </table:table-cell>
          <table:table-cell table:style-name="Table2.F4" office:value-type="string">
            <text:p text:style-name="P1">1</text:p>
          </table:table-cell>
          <table:table-cell table:style-name="Table2.F4" office:value-type="string">
            <text:p text:style-name="P1">0</text:p>
          </table:table-cell>
          <table:table-cell table:style-name="Table2.F4" office:value-type="string">
            <text:p text:style-name="P1">0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</table:table>
      <text:p text:style-name="P2"/>
      <text:p text:style-name="P2">6.5 = 2^(5-3)*(1+½+⅛) <text:s text:c="3"/>= [101] 1 [1010]</text:p>
      <text:p text:style-name="P2">4 = [101] 1 [0000] <text:s/>= 2^(5-3) * (1+0) = 2^2*1 = 4</text:p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e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>implicito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A= 6.5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1</text:p>
          </table:table-cell>
          <table:table-cell table:style-name="Table3.F2" office:value-type="string">
            <text:p text:style-name="P1">1</text:p>
          </table:table-cell>
          <table:table-cell table:style-name="Table3.F2" office:value-type="string">
            <text:p text:style-name="P1">0</text:p>
          </table:table-cell>
          <table:table-cell table:style-name="Table3.F2" office:value-type="string">
            <text:p text:style-name="P1">1</text:p>
          </table:table-cell>
          <table:table-cell table:style-name="Table3.F2" office:value-type="string">
            <text:p text:style-name="P1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B = 4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1</text:p>
          </table:table-cell>
          <table:table-cell table:style-name="Table3.F2" office:value-type="string">
            <text:p text:style-name="P1">0</text:p>
          </table:table-cell>
          <table:table-cell table:style-name="Table3.F2" office:value-type="string">
            <text:p text:style-name="P1">0</text:p>
          </table:table-cell>
          <table:table-cell table:style-name="Table3.F2" office:value-type="string">
            <text:p text:style-name="P1">0</text:p>
          </table:table-cell>
          <table:table-cell table:style-name="Table3.F2" office:value-type="string">
            <text:p text:style-name="P1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<text:span text:style-name="T7">0</text:span></text:p>
          </table:table-cell>
          <table:table-cell table:style-name="Table3.F4" office:value-type="string">
            <text:p text:style-name="P1">1</text:p>
          </table:table-cell>
          <table:table-cell table:style-name="Table3.F4" office:value-type="string">
            <text:p text:style-name="P1">0</text:p>
          </table:table-cell>
          <table:table-cell table:style-name="Table3.F4" office:value-type="string">
            <text:p text:style-name="P1">1</text:p>
          </table:table-cell>
          <table:table-cell table:style-name="Table3.F4" office:value-type="string">
            <text:p text:style-name="P1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>normalizar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-&gt; 1</text:p>
          </table:table-cell>
          <table:table-cell table:style-name="Table3.A1" office:value-type="string">
            <text:p text:style-name="P1"><text:span text:style-name="T7">0</text:span></text:p>
          </table:table-cell>
          <table:table-cell table:style-name="Table3.F4" office:value-type="string">
            <text:p text:style-name="P1">1</text:p>
          </table:table-cell>
          <table:table-cell table:style-name="Table3.F4" office:value-type="string">
            <text:p text:style-name="P1">0</text:p>
          </table:table-cell>
          <table:table-cell table:style-name="Table3.F4" office:value-type="string">
            <text:p text:style-name="P1">1</text:p>
          </table:table-cell>
          <table:table-cell table:style-name="Table3.F4" office:value-type="string">
            <text:p text:style-name="P1">0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¼ 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1/16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Standard"/>
          </table:table-cell>
        </table:table-row>
      </table:table>
      <text:p text:style-name="P2"/>
      <text:p text:style-name="P2">10.5 = 2^(6-3) * (1+ ¼ + 1/16) = 8 * (16+4+1)/16 = (21)/2 = 10.5</text:p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e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>implicito</text:p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A= 10.5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F2" office:value-type="string">
            <text:p text:style-name="P1">0</text:p>
          </table:table-cell>
          <table:table-cell table:style-name="Table4.F2" office:value-type="string">
            <text:p text:style-name="P1">1</text:p>
          </table:table-cell>
          <table:table-cell table:style-name="Table4.F2" office:value-type="string">
            <text:p text:style-name="P1">0</text:p>
          </table:table-cell>
          <table:table-cell table:style-name="Table4.F2" office:value-type="string">
            <text:p text:style-name="P1">1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B = 13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F2" office:value-type="string">
            <text:p text:style-name="P1">1</text:p>
          </table:table-cell>
          <table:table-cell table:style-name="Table4.F2" office:value-type="string">
            <text:p text:style-name="P1">0</text:p>
          </table:table-cell>
          <table:table-cell table:style-name="Table4.F2" office:value-type="string">
            <text:p text:style-name="P1">1</text:p>
          </table:table-cell>
          <table:table-cell table:style-name="Table4.F2" office:value-type="string">
            <text:p text:style-name="P1">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<text:span text:style-name="T7">0</text:span></text:p>
          </table:table-cell>
          <table:table-cell table:style-name="Table4.F4" office:value-type="string">
            <text:p text:style-name="P1">1</text:p>
          </table:table-cell>
          <table:table-cell table:style-name="Table4.F4" office:value-type="string">
            <text:p text:style-name="P1">1</text:p>
          </table:table-cell>
          <table:table-cell table:style-name="Table4.F4" office:value-type="string">
            <text:p text:style-name="P1">1</text:p>
          </table:table-cell>
          <table:table-cell table:style-name="Table4.F4" office:value-type="string">
            <text:p text:style-name="P1">1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>normalizar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-&gt; 1</text:p>
          </table:table-cell>
          <table:table-cell table:style-name="Table4.A1" office:value-type="string">
            <text:p text:style-name="P1"><text:span text:style-name="T7">0</text:span></text:p>
          </table:table-cell>
          <table:table-cell table:style-name="Table4.F4" office:value-type="string">
            <text:p text:style-name="P1">1</text:p>
          </table:table-cell>
          <table:table-cell table:style-name="Table4.F4" office:value-type="string">
            <text:p text:style-name="P1">1</text:p>
          </table:table-cell>
          <table:table-cell table:style-name="Table4.F4" office:value-type="string">
            <text:p text:style-name="P1">1</text:p>
          </table:table-cell>
          <table:table-cell table:style-name="Table4.F4" office:value-type="string">
            <text:p text:style-name="P1">1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¼ 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1/16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Standard"/>
          </table:table-cell>
        </table:table-row>
      </table:table>
      <text:p text:style-name="P2">10.5+13 = 23.5 = 2^(7-3)* (1+ ¼ + ⅛ + 1/16) = 16 * (16+4+2+1)/16 = 23</text:p>
      <text:p text:style-name="P2"><text:soft-page-break/>Outra opção seria após a soma, arredondar <text:s text:c="2"/>[111] [1000]=16*(1+½)=16*3/2=2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imeiro ajustar os expoentes, depois fazer a soma e depois normalizar. </text:p>
      <text:p text:style-name="P2"/>
      <text:p text:style-name="P2">1.6 + 6.5 <text:s/>=</text:p>
      <text:p text:style-name="P2"/>
      <text:p text:style-name="P2">B= 1.6 = 2^(<text:span text:style-name="T3">3</text:span>-3) * (1 + <text:span text:style-name="T5">½ + ⅛</text:span> ) = 1 * 1.625 <text:s/>Formato binario <text:span text:style-name="T2">011</text:span> <text:s/><text:span text:style-name="T6">1</text:span><text:span text:style-name="T13">0</text:span><text:span text:style-name="T6">1</text:span><text:span text:style-name="T13">0</text:span></text:p>
      <text:p text:style-name="P2"/>
      <text:p text:style-name="P2">A= 6.5 = 2^(5-3)*(1+½+⅛) <text:s text:c="3"/>= [101] 1 [1010], diferença de 2 no expoente</text:p>
      <text:p text:style-name="P2"/>
      <text:p text:style-name="P2"><text:soft-page-break/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3"/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E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B</text:p>
          </table:table-cell>
          <table:table-cell table:style-name="Table5.A1" office:value-type="string">
            <text:p text:style-name="P6">0 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1</text:p>
          </table:table-cell>
          <table:table-cell table:style-name="Table5.G2" office:value-type="string">
            <text:p text:style-name="P6">1</text:p>
          </table:table-cell>
          <table:table-cell table:style-name="Table5.G2" office:value-type="string">
            <text:p text:style-name="P6">0</text:p>
          </table:table-cell>
          <table:table-cell table:style-name="Table5.G2" office:value-type="string">
            <text:p text:style-name="P6">1</text:p>
          </table:table-cell>
          <table:table-cell table:style-name="Table5.G2" office:value-type="string">
            <text:p text:style-name="P6">0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1</text:p>
          </table:table-cell>
          <table:table-cell table:style-name="Table5.G2" office:value-type="string">
            <text:p text:style-name="P6">1</text:p>
          </table:table-cell>
          <table:table-cell table:style-name="Table5.G2" office:value-type="string">
            <text:p text:style-name="P6">1</text:p>
          </table:table-cell>
          <table:table-cell table:style-name="Table5.G2" office:value-type="string">
            <text:p text:style-name="P6"/>
          </table:table-cell>
          <table:table-cell table:style-name="Table5.G2" office:value-type="string">
            <text:p text:style-name="P6"/>
          </table:table-cell>
          <table:table-cell table:style-name="Table5.A1" office:value-type="string">
            <text:p text:style-name="P6">vai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B’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2-&gt;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">1</text:p>
          </table:table-cell>
          <table:table-cell table:style-name="Table5.G2" office:value-type="string">
            <text:p text:style-name="P1">1</text:p>
          </table:table-cell>
          <table:table-cell table:style-name="Table5.G2" office:value-type="string">
            <text:p text:style-name="P1">0</text:p>
          </table:table-cell>
          <table:table-cell table:style-name="Table5.G2" office:value-type="string">
            <text:p text:style-name="P1">1</text:p>
          </table:table-cell>
          <table:table-cell table:style-name="Table5.G2" office:value-type="string">
            <text:p text:style-name="P1">0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A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 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">1</text:p>
          </table:table-cell>
          <table:table-cell table:style-name="Table5.G2" office:value-type="string">
            <text:p text:style-name="P1">1</text:p>
          </table:table-cell>
          <table:table-cell table:style-name="Table5.G2" office:value-type="string">
            <text:p text:style-name="P1">0</text:p>
          </table:table-cell>
          <table:table-cell table:style-name="Table5.G2" office:value-type="string">
            <text:p text:style-name="P1">1</text:p>
          </table:table-cell>
          <table:table-cell table:style-name="Table5.G2" office:value-type="string">
            <text:p text:style-name="P1">0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N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-&gt;</text:p>
          </table:table-cell>
          <table:table-cell table:style-name="Table5.A1" office:value-type="string">
            <text:p text:style-name="P6">10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p text:style-name="P2"/>
      <text:p text:style-name="P2">6.5+1.625 = 8.125 = 2^(6-3)* (1+0) = 2³ = 8</text:p>
      <text:p text:style-name="P2">original 6.5+1.6 = 8.1 …. = 8.0</text:p>
      <text:p text:style-name="P2"/>
      <text:p text:style-name="P2"/>
      <text:p text:style-name="P2"/>
      <text:p text:style-name="P2"/>
      <text:p text:style-name="P2"/>
      <text:p text:style-name="P2">6.5 + 0.45 <text:s/>=</text:p>
      <text:p text:style-name="P2"/>
      <text:p text:style-name="P2"/>
      <text:p text:style-name="P2"/>
      <text:p text:style-name="P2"/>
      <text:p text:style-name="P2"/>
      <text:p text:style-name="P2"/>
      <text:p text:style-name="P2">1.6 * 1.6 = 2.56 ….. 1.625*1.625 = 2.640625</text:p>
      <text:p text:style-name="P2"><text:soft-page-break/></text:p>
      <text:p text:style-name="P2">A= 1.6 = 2^(<text:span text:style-name="T3">3</text:span>-3) * (1 + <text:span text:style-name="T5">½ + ⅛</text:span> ) = 1 * 1.625 <text:s/>Formato binario <text:span text:style-name="T2">011</text:span> <text:s/><text:span text:style-name="T6">1</text:span><text:span text:style-name="T13">0</text:span><text:span text:style-name="T6">1</text:span><text:span text:style-name="T13">0</text:span></text:p>
      <text:p text:style-name="P2"/>
      <text:p text:style-name="P2">M = A * B = 2^(ea-3)*(1+MA) * 2^(eb-3)*(1+MB)= 2^(<text:span text:style-name="T3">(ea+eb-3)</text:span>-3)*(1+MA)*(1+MB)</text:p>
      <text:p text:style-name="P2">Exp será 2^((3+3-3)-3) = 2^(<text:span text:style-name="T3">3</text:span>-3)</text:p>
      <text:p text:style-name="P2"/>
      <text:p text:style-name="P2"/>
      <text:p text:style-name="P2"/>
      <text:p text:style-name="P2"/>
      <text:p text:style-name="P2"/>
      <text:p text:style-name="P2"/>
      <text:p text:style-name="P2">Mantissa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T"/>
        <text:soft-page-break/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-1</text:p>
          </table:table-cell>
          <table:table-cell table:style-name="Table6.A1" office:value-type="string">
            <text:p text:style-name="P5">-2</text:p>
          </table:table-cell>
          <table:table-cell table:style-name="Table6.A1" office:value-type="string">
            <text:p text:style-name="P5">-3</text:p>
          </table:table-cell>
          <table:table-cell table:style-name="Table6.A1" office:value-type="string">
            <text:p text:style-name="P5">-4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1</text:p>
          </table:table-cell>
          <table:table-cell table:style-name="Table6.Q2" office:value-type="string">
            <text:p text:style-name="P5">1</text:p>
          </table:table-cell>
          <table:table-cell table:style-name="Table6.Q2" office:value-type="string">
            <text:p text:style-name="P5">0</text:p>
          </table:table-cell>
          <table:table-cell table:style-name="Table6.Q2" office:value-type="string">
            <text:p text:style-name="P5">1</text:p>
          </table:table-cell>
          <table:table-cell table:style-name="Table6.Q2" office:value-type="string">
            <text:p text:style-name="P5">0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Standard"><text:span text:style-name="T14">1</text:span></text:p>
          </table:table-cell>
          <table:table-cell table:style-name="Table6.Q2" office:value-type="string">
            <text:p text:style-name="Standard"><text:span text:style-name="T5">1</text:span></text:p>
          </table:table-cell>
          <table:table-cell table:style-name="Table6.Q2" office:value-type="string">
            <text:p text:style-name="Standard"><text:span text:style-name="T10">0</text:span></text:p>
          </table:table-cell>
          <table:table-cell table:style-name="Table6.Q2" office:value-type="string">
            <text:p text:style-name="Standard"><text:span text:style-name="T9">1</text:span></text:p>
          </table:table-cell>
          <table:table-cell table:style-name="Table6.Q2" office:value-type="string">
            <text:p text:style-name="Standard"><text:span text:style-name="T7">0</text:span>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<text:span text:style-name="T7">0</text:span></text:p>
          </table:table-cell>
          <table:table-cell table:style-name="Table6.A1" office:value-type="string">
            <text:p text:style-name="P5"><text:span text:style-name="T7">0</text:span></text:p>
          </table:table-cell>
          <table:table-cell table:style-name="Table6.A1" office:value-type="string">
            <text:p text:style-name="P5"><text:span text:style-name="T7">0</text:span></text:p>
          </table:table-cell>
          <table:table-cell table:style-name="Table6.A1" office:value-type="string">
            <text:p text:style-name="P5"><text:span text:style-name="T7">0</text:span></text:p>
          </table:table-cell>
          <table:table-cell table:style-name="Table6.A1" office:value-type="string">
            <text:p text:style-name="P5"><text:span text:style-name="T7">0</text:span>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<text:span text:style-name="T9">1</text:span></text:p>
          </table:table-cell>
          <table:table-cell table:style-name="Table6.A1" office:value-type="string">
            <text:p text:style-name="P5"><text:span text:style-name="T9">1</text:span></text:p>
          </table:table-cell>
          <table:table-cell table:style-name="Table6.A1" office:value-type="string">
            <text:p text:style-name="P5"><text:span text:style-name="T9">0</text:span></text:p>
          </table:table-cell>
          <table:table-cell table:style-name="Table6.A1" office:value-type="string">
            <text:p text:style-name="P5"><text:span text:style-name="T9">1</text:span></text:p>
          </table:table-cell>
          <table:table-cell table:style-name="Table6.A1" office:value-type="string">
            <text:p text:style-name="P5"><text:span text:style-name="T9">0</text:span>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Standard"><text:span text:style-name="T10">0</text:span></text:p>
          </table:table-cell>
          <table:table-cell table:style-name="Table6.A1" office:value-type="string">
            <text:p text:style-name="Standard"><text:span text:style-name="T10">0</text:span></text:p>
          </table:table-cell>
          <table:table-cell table:style-name="Table6.A1" office:value-type="string">
            <text:p text:style-name="Standard"><text:span text:style-name="T10">0</text:span></text:p>
          </table:table-cell>
          <table:table-cell table:style-name="Table6.A1" office:value-type="string">
            <text:p text:style-name="Standard"><text:span text:style-name="T10">0</text:span></text:p>
          </table:table-cell>
          <table:table-cell table:style-name="Table6.A1" office:value-type="string">
            <text:p text:style-name="Standard"><text:span text:style-name="T10">0</text:span>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Standard"><text:span text:style-name="T5">1</text:span></text:p>
          </table:table-cell>
          <table:table-cell table:style-name="Table6.A1" office:value-type="string">
            <text:p text:style-name="Standard"><text:span text:style-name="T5">1</text:span></text:p>
          </table:table-cell>
          <table:table-cell table:style-name="Table6.A1" office:value-type="string">
            <text:p text:style-name="Standard"><text:span text:style-name="T5">0</text:span></text:p>
          </table:table-cell>
          <table:table-cell table:style-name="Table6.A1" office:value-type="string">
            <text:p text:style-name="Standard"><text:span text:style-name="T5">1</text:span></text:p>
          </table:table-cell>
          <table:table-cell table:style-name="Table6.A1" office:value-type="string">
            <text:p text:style-name="Standard"><text:span text:style-name="T5">0</text:span>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Standard"><text:span text:style-name="T14">1</text:span></text:p>
          </table:table-cell>
          <table:table-cell table:style-name="Table6.A1" office:value-type="string">
            <text:p text:style-name="Standard"><text:span text:style-name="T14">1</text:span></text:p>
          </table:table-cell>
          <table:table-cell table:style-name="Table6.A1" office:value-type="string">
            <text:p text:style-name="Standard"><text:span text:style-name="T14">0</text:span></text:p>
          </table:table-cell>
          <table:table-cell table:style-name="Table6.A1" office:value-type="string">
            <text:p text:style-name="Standard"><text:span text:style-name="T14">1</text:span></text:p>
          </table:table-cell>
          <table:table-cell table:style-name="Table6.A1" office:value-type="string">
            <text:p text:style-name="Standard"><text:span text:style-name="T14">0</text:span>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e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5">-</text:p>
          </table:table-cell>
        </table:table-row>
        <table:table-row table:style-name="Table6.1"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-&gt;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0</text:p>
          </table:table-cell>
          <table:table-cell table:style-name="Table6.Q2" office:value-type="string">
            <text:p text:style-name="P5">1</text:p>
          </table:table-cell>
          <table:table-cell table:style-name="Table6.Q2" office:value-type="string">
            <text:p text:style-name="P5">0</text:p>
          </table:table-cell>
          <table:table-cell table:style-name="Table6.Q2" office:value-type="string">
            <text:p text:style-name="P5">1</text:p>
          </table:table-cell>
          <table:table-cell table:style-name="Table6.Q2" office:value-type="string">
            <text:p text:style-name="P5">0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>0</text:p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+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><text:span text:style-name="T7">-1</text:span></text:p>
          </table:table-cell>
          <table:table-cell table:style-name="Table6.A1" office:value-type="string">
            <text:p text:style-name="P5"><text:span text:style-name="T7">-2</text:span></text:p>
          </table:table-cell>
          <table:table-cell table:style-name="Table6.A1" office:value-type="string">
            <text:p text:style-name="P5"><text:span text:style-name="T7">-3</text:span></text:p>
          </table:table-cell>
          <table:table-cell table:style-name="Table6.A1" office:value-type="string">
            <text:p text:style-name="P5"><text:span text:style-name="T7">-4</text:span></text:p>
          </table:table-cell>
          <table:table-cell table:style-name="Table6.A1" office:value-type="string">
            <text:p text:style-name="P5">-5</text:p>
          </table:table-cell>
          <table:table-cell table:style-name="Table6.A1" office:value-type="string">
            <text:p text:style-name="P5">-6</text:p>
          </table:table-cell>
          <table:table-cell table:style-name="Table6.A1" office:value-type="string">
            <text:p text:style-name="P5">-7</text:p>
          </table:table-cell>
          <table:table-cell table:style-name="Table6.A1" office:value-type="string">
            <text:p text:style-name="P5">-8</text:p>
          </table:table-cell>
        </table:table-row>
        <table:table-row table:style-name="Table6.1"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>1</text:p>
          </table:table-cell>
          <table:table-cell table:style-name="Table6.M12" office:value-type="string">
            <text:p text:style-name="Standard">0</text:p>
          </table:table-cell>
          <table:table-cell table:style-name="Table6.M12" office:value-type="string">
            <text:p text:style-name="Standard">1</text:p>
          </table:table-cell>
          <table:table-cell table:style-name="Table6.M12" office:value-type="string">
            <text:p text:style-name="Standard">0</text:p>
          </table:table-cell>
          <table:table-cell table:style-name="Table6.M12" office:value-type="string">
            <text:p text:style-name="Standard">1</text:p>
          </table:table-cell>
          <table:table-cell table:style-name="Table6.A1" office:value-type="string">
            <text:p text:style-name="Standard">0</text:p>
          </table:table-cell>
          <table:table-cell table:style-name="Table6.A1" office:value-type="string">
            <text:p text:style-name="Standard">0</text:p>
          </table:table-cell>
          <table:table-cell table:style-name="Table6.A1" office:value-type="string">
            <text:p text:style-name="Standard">1</text:p>
          </table:table-cell>
          <table:table-cell table:style-name="Table6.A1" office:value-type="string">
            <text:p text:style-name="Standard">0</text:p>
          </table:table-cell>
        </table:table-row>
      </table:table>
      <text:p text:style-name="P2"/>
      <text:p text:style-name="P2">2^(4-3)* (1 + ¼ + 1/16) = 2*(16+4+1)/16=21/8=2.625</text:p>
      <text:p text:style-name="P2">1.6*1.6 = 2.5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5 * 0.45 = 2,925 exato...porém….</text:p>
      <text:p text:style-name="P2"/>
      <text:p text:style-name="P2">A= 6.5 = 2^(5-3)*(1+½+⅛) <text:s text:c="3"/>= [101] 1 [1010], diferença de 2 no expoente</text:p>
      <text:p text:style-name="P2">B = 0.45 <text:s/>( <text:span text:style-name="T12">001</text:span> ) ( 1 1 0 1 ) = ¼ * 1.8125 = 0.4531</text:p>
      <text:p text:style-name="P2"/>
      <text:p text:style-name="P2">Ea = 5, Eb = 1</text:p>
      <text:p text:style-name="P2">2^(5-3)*2^(1<text:span text:style-name="T7">-3</text:span>)= 2^([5-3+1] <text:span text:style-name="T7">-3</text:span>) = 2^(3-3)*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/>
      <style:text-properties style:font-name="Liberation Sans1" fo:font-family="'Liberation Sans'" style:font-family-generic="roman" style:font-pitch="variable" fo:font-size="14pt" fo:font-style="italic" style:font-name-asian="Liberation Sans2" style:font-family-asian="'Liberation Sans'" style:font-family-generic-asian="system" style:font-pitch-asian="variable" style:font-size-asian="14pt" style:font-style-asian="italic" style:font-name-complex="Liberation Sans2" style:font-family-complex="'Liberation Sans'" style:font-family-generic-complex="system" style:font-pitch-complex="variable" style:font-size-complex="1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1" meta:paragraph-count="370" meta:word-count="1175" meta:character-count="4511" meta:non-whitespace-character-count="3406"/>
    <meta:generator>LibreOfficeDev/6.0.5.2$Linux_X86_64 LibreOffice_project/</meta:generator>
  </office:meta>
</office:document-meta>
</file>